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39in"/>
    </style:style>
    <style:style style:name="co2" style:family="table-column">
      <style:table-column-properties fo:break-before="auto" style:column-width="4.4165in"/>
    </style:style>
    <style:style style:name="co3" style:family="table-column">
      <style:table-column-properties fo:break-before="auto" style:column-width="4.60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.419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 add a keyword from the list below to the keyword selection click on it. Click again to deselect the keyword</text:p>
          </table:table-cell>
        </table:table-row>
        <table:table-row table:style-name="ro2">
          <table:table-cell table:style-name="ce2" office:value-type="string" calcext:value-type="string">
            <text:p>IFAC Technical Area</text:p>
          </table:table-cell>
          <table:table-cell table:style-name="ce2" office:value-type="string" calcext:value-type="string">
            <text:p>Subject Area</text:p>
          </table:table-cell>
          <table:table-cell table:style-name="ce2" office:value-type="string" calcext:value-type="string">
            <text:p>Keyword</text:p>
          </table:table-cell>
        </table:table-row>
        <table:table-row table:style-name="ro3"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1. Systems and Signals</text:p>
          </table:table-cell>
          <table:table-cell table:style-name="ce2" office:value-type="string" calcext:value-type="string">
            <text:p>1.1 Modelling, Identification and Signal Processing</text:p>
          </table:table-cell>
          <table:table-cell office:value-type="string" calcext:value-type="string">
            <text:p><text:a xlink:href="javascript:add('automatic%20methods','K1')" xlink:type="simple">automatic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xperiment%20design','K2')" xlink:type="simple">experiment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detection','K3')" xlink:type="simple">fault dete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dentification%20methods','K4')" xlink:type="simple">identification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inear/nonlinear%20models','K5')" xlink:type="simple">linear/nonlinear mode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asures%20of%20model%20fit','K6')" xlink:type="simple">measures of model fi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%20fitting','K7')" xlink:type="simple">model fitt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%20selection','K8')" xlink:type="simple">model sele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ust%20estimation','K9')" xlink:type="simple">robust estim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ystem%20model%20validation','K10')" xlink:type="simple">system model valid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cking%20and%20adaptation','K11')" xlink:type="simple">tracking and adaptation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1.2 Adaptive and Learning Systems</text:p>
          </table:table-cell>
          <table:table-cell office:value-type="string" calcext:value-type="string">
            <text:p><text:a xlink:href="javascript:add('adaptive%20systems','K12')" xlink:type="simple">adaptiv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utotuning','K13')" xlink:type="simple">autotu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detection%20and%20isolation','K14')" xlink:type="simple">fault detection and isol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ain%20scheduling','K15')" xlink:type="simple">gain schedul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terative%20schemes','K16')" xlink:type="simple">iterative schem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inear%20parameterically%20varying%20(LPV)%20methodologies','K17')" xlink:type="simple">linear parameterically varying (LPV) methodolo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witching%20controllers','K18')" xlink:type="simple">switching controllers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1.3 Discrete Event and Hybrid Systems</text:p>
          </table:table-cell>
          <table:table-cell office:value-type="string" calcext:value-type="string">
            <text:p><text:a xlink:href="javascript:add('command-control%20systems','K19')" xlink:type="simple">command-contro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mputer%20networks','K20')" xlink:type="simple">computer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mbedded%20system','K21')" xlink:type="simple">embedded system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ufacturing%20systems','K22')" xlink:type="simple">manufacturing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upply%20chains','K23')" xlink:type="simple">supply chai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nsportation%20systems','K24')" xlink:type="simple">transportation systems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1.4 Stochastic Systems</text:p>
          </table:table-cell>
          <table:table-cell office:value-type="string" calcext:value-type="string">
            <text:p><text:a xlink:href="javascript:add('estimation%20theory','K25')" xlink:type="simple">estimation theor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earning%20theory','K26')" xlink:type="simple">learning theor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andomized%20methods','K27')" xlink:type="simple">randomized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alization%20theory','K28')" xlink:type="simple">realization theor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imulation%20of%20dynamic%20systems','K29')" xlink:type="simple">simulation of dynamic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tatistical%20analysis','K30')" xlink:type="simple">statistical analy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tochastic%20control','K31')" xlink:type="simple">stochastic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ynthesis%20of%20stochastic%20systems','K32')" xlink:type="simple">synthesis of stochastic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ystem%20identification','K33')" xlink:type="simple">system identification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1.5 Networked Systems</text:p>
          </table:table-cell>
          <table:table-cell office:value-type="string" calcext:value-type="string">
            <text:p><text:a xlink:href="javascript:add('Collaborative%20systems','K34')" xlink:type="simple">Collaborativ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mplex%20system%20management','K35')" xlink:type="simple">Complex system manageme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of%20networks','K36')" xlink:type="simple">Control of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eterogeneous%20wireless%20networks','K37')" xlink:type="simple">Heterogeneous wireless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formation%20systems%20&amp;%20infrastructure','K38')" xlink:type="simple">Information systems &amp; infrastructur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ulti-agent%20systems','K39')" xlink:type="simple">Multi-agen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twork%20security','K40')" xlink:type="simple">Network securit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twork-based%20computing%20systems','K41')" xlink:type="simple">Network-based computing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tworked%20control%20systems','K42')" xlink:type="simple">Networked contro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nsor%20networks','K43')" xlink:type="simple">Sensor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pace-based%20networking','K44')" xlink:type="simple">Space-based network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Wireless%20communications','K45')" xlink:type="simple">Wireless communications</text:a></text:p>
          </table:table-cell>
        </table:table-row>
        <table:table-row table:style-name="ro5">
          <table:table-cell table:style-name="ce2" office:value-type="string" calcext:value-type="string">
            <text:p>2. Design Methods</text:p>
          </table:table-cell>
          <table:table-cell table:style-name="ce2" office:value-type="string" calcext:value-type="string">
            <text:p>2.1 Control Design</text:p>
          </table:table-cell>
          <table:table-cell office:value-type="string" calcext:value-type="string">
            <text:p><text:a xlink:href="javascript:add('adaptive%20control','K46')" xlink:type="simple">adaptive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nalytic%20design','K47')" xlink:type="simple">analytic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ler%20constraints%20and%20structure','K48')" xlink:type="simple">controller constraints and structur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ata-based%20control','K49')" xlink:type="simple">data-base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entralization','K50')" xlink:type="simple">decentral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gital%20implementation','K51')" xlink:type="simple">digital implement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-tolerant','K52')" xlink:type="simple">fault-tolera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%20validation%20in%20design%20methods','K53')" xlink:type="simple">model validation in design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arametric%20optimization','K54')" xlink:type="simple">parametric optim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upervision%20and%20testing','K55')" xlink:type="simple">supervision and testing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2.2 Linear Control Systems</text:p>
          </table:table-cell>
          <table:table-cell office:value-type="string" calcext:value-type="string">
            <text:p><text:a xlink:href="javascript:add('complex%20systems','K56')" xlink:type="simple">complex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scriptor%20systems','K57')" xlink:type="simple">descriptor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ractional%20systems','K58')" xlink:type="simple">fraction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finite-dimensional%20systems','K59')" xlink:type="simple">infinite-dimension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-dimensional%20systems','K60')" xlink:type="simple">n-dimension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ositive%20systems','K61')" xlink:type="simple">positiv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ystems%20with%20time-delays','K62')" xlink:type="simple">systems with time-delay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ime-invariant','K63')" xlink:type="simple">time-invaria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ime-varying%20systems','K64')" xlink:type="simple">time-varying systems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2.3 Non-Linear Control Systems</text:p>
          </table:table-cell>
          <table:table-cell office:value-type="string" calcext:value-type="string">
            <text:p><text:a xlink:href="javascript:add('application%20of%20nonlinear%20analysis%20and%20design','K65')" xlink:type="simple">application of nonlinear analysis and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symptotic%20stabilization','K66')" xlink:type="simple">asymptotic stabil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of%20constrained%20systems','K67')" xlink:type="simple">control of constrained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sturbance%20rejection','K68')" xlink:type="simple">disturbance reje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onlinear%20observer%20and%20filter%20design','K69')" xlink:type="simple">nonlinear observer and filter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utput%20feedback%20control','K70')" xlink:type="simple">output feedback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gulation','K71')" xlink:type="simple">regul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ust%20control%20of%20nonlinear%20systems','K72')" xlink:type="simple">robust control of nonlinear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cking','K73')" xlink:type="simple">tracking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2.4 Optimal Control</text:p>
          </table:table-cell>
          <table:table-cell office:value-type="string" calcext:value-type="string">
            <text:p><text:a xlink:href="javascript:add('algorithms%20and%20software','K74')" xlink:type="simple">algorithms and softwar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dustrial%20applications%20of%20optimal%20control','K75')" xlink:type="simple">industrial applications of optimal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arge%20scale%20optimization%20problems%20and%20methods','K76')" xlink:type="simple">large scale optimization problems and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for%20control%20optimization','K77')" xlink:type="simple">modeling for control optim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on-smooth%20and%20discontinuous%20problems','K78')" xlink:type="simple">non-smooth and discontinuous probl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ization%20under%20uncertainties','K79')" xlink:type="simple">optimization under uncertaint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ingularities%20in%20optimization','K80')" xlink:type="simple">singularities in optim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tatic%20optimization%20problems','K81')" xlink:type="simple">static optimization problems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2.5 Robust Control</text:p>
          </table:table-cell>
          <table:table-cell office:value-type="string" calcext:value-type="string">
            <text:p><text:a xlink:href="javascript:add('achievable%20controller%20performance','K82')" xlink:type="simple">achievable controller perform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nalysis%20of%20systems%20with%20uncertainties','K83')" xlink:type="simple">analysis of systems with uncertaint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by%20identification','K84')" xlink:type="simple">modeling by identifi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umerical%20algorithms','K85')" xlink:type="simple">numerical algorith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al%20controller%20synthesis%20for%20systems%20with%20uncertainties','K86')" xlink:type="simple">optimal controller synthesis for systems with uncertaint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ization-based%20controller%20synthesis','K87')" xlink:type="simple">optimization-based controller synthe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laxation','K88')" xlink:type="simple">relaxation</text:a></text:p>
          </table:table-cell>
        </table:table-row>
        <table:table-row table:style-name="ro4">
          <table:table-cell table:style-name="ce2" office:value-type="string" calcext:value-type="string">
            <text:p>3. Computers, Cognition and Communication</text:p>
          </table:table-cell>
          <table:table-cell table:style-name="ce2" office:value-type="string" calcext:value-type="string">
            <text:p>3.1 Computers for Control</text:p>
          </table:table-cell>
          <table:table-cell office:value-type="string" calcext:value-type="string">
            <text:p><text:a xlink:href="javascript:add('Computers%20for%20Control','K89')" xlink:type="simple">Computers for Control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3.2 Cognition and Control</text:p>
          </table:table-cell>
          <table:table-cell office:value-type="string" calcext:value-type="string">
            <text:p><text:a xlink:href="javascript:add('computational%20issues','K90')" xlink:type="simple">computational issu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mputer-aided%20design%20tools','K91')" xlink:type="simple">computer-aided design too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uzzy%20and%20neural%20systems%20relevant%20to%20control','K92')" xlink:type="simple">fuzzy and neural systems relevant to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Knowledge-based','K93')" xlink:type="simple">Knowledge-based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eration%20constraints','K94')" xlink:type="simple">operation constrai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erformance%20objectives','K95')" xlink:type="simple">performance objectiv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tructure%20optimisation%20by%20genetic%20algorithms','K96')" xlink:type="simple">structure optimisation by genetic algorithms</text:a></text:p>
          </table:table-cell>
        </table:table-row>
        <table:table-row table:style-name="ro6">
          <table:table-cell office:value-type="string" calcext:value-type="string">
            <text:p> </text:p>
          </table:table-cell>
          <table:table-cell table:style-name="ce2" office:value-type="string" calcext:value-type="string">
            <text:p>3.3 Computers, Communication and Telematics</text:p>
          </table:table-cell>
          <table:table-cell office:value-type="string" calcext:value-type="string">
            <text:p><text:a xlink:href="javascript:add('maritime%20and%20aerospace%20systems','K97')" xlink:type="simple">maritime and aerospac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mote%20and%20distributed%20control','K98')" xlink:type="simple">remote and distribute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mote%20equipment%20servicing','K99')" xlink:type="simple">remote equipment servic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mote%20industrial%20production','K100')" xlink:type="simple">remote industrial produ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mote%20sensor%20data%20acquisition','K101')" xlink:type="simple">remote sensor data acquisi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ots%20for%20hazardous%20environments','K102')" xlink:type="simple">robots for hazardous environme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mart%20homes','K103')" xlink:type="simple">smart hom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diagnosis','K104')" xlink:type="simple">tele-diagno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education','K105')" xlink:type="simple">tele-edu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maintenance','K106')" xlink:type="simple">tele-mainten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medicine','K107')" xlink:type="simple">tele-medicin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operation,','K108')" xlink:type="simple">tele-operation,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-presence','K109')" xlink:type="simple">tele-prese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communication-based%20automation%20systems','K110')" xlink:type="simple">telecommunication-based automation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he%20Internet','K111')" xlink:type="simple">the Interne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ffic%20control','K112')" xlink:type="simple">traffic control</text:a></text:p>
          </table:table-cell>
        </table:table-row>
        <table:table-row table:style-name="ro6">
          <table:table-cell table:style-name="ce2" office:value-type="string" calcext:value-type="string">
            <text:p>4. Mechatronics, Robotics and Components</text:p>
          </table:table-cell>
          <table:table-cell table:style-name="ce2" office:value-type="string" calcext:value-type="string">
            <text:p>4.1 Components and Technologies for Control</text:p>
          </table:table-cell>
          <table:table-cell office:value-type="string" calcext:value-type="string">
            <text:p><text:a xlink:href="javascript:add('auto-configuration','K113')" xlink:type="simple">auto-configur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ata-fusion','K114')" xlink:type="simple">data-fu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dicated%20circuits','K115')" xlink:type="simple">dedicated circui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agnosis%20and%20self-diagnosis','K116')" xlink:type="simple">diagnosis and self-diagno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uzzy%20logic','K117')" xlink:type="simple">fuzzy logic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enetic%20algorithms','K118')" xlink:type="simple">genetic algorith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ardware/software%20co-design','K119')" xlink:type="simple">hardware/software co-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controllers','K120')" xlink:type="simple">intelligent controller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asurement%20&amp;actuation','K121')" xlink:type="simple">measurement &amp;actu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croactuators','K122')" xlink:type="simple">microactuator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crosensors','K123')" xlink:type="simple">microsensor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crosystems','K124')" xlink:type="simple">micro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crosystems:%20nano-%20and%20micro-technologies','K125')" xlink:type="simple">microsystems: nano- and micro-technolo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ulti%20sensor%20systems','K126')" xlink:type="simple">multi sensor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ural%20networks%20technology','K127')" xlink:type="simple">neural networks technolog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erception%20devices%20and%20positioning%20systems','K128')" xlink:type="simple">perception devices and positioning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ule-based%20approaches','K129')" xlink:type="simple">rule-based approach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lf-learning','K130')" xlink:type="simple">self-lear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virtual%20instruments','K131')" xlink:type="simple">virtual instrument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4.2 Mechatronic Systems</text:p>
          </table:table-cell>
          <table:table-cell office:value-type="string" calcext:value-type="string">
            <text:p><text:a xlink:href="javascript:add('application%20of%20mechatronic%20principles','K132')" xlink:type="simple">application of mechatronic princip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sign%20methodologies','K133')" xlink:type="simple">design methodolo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ardware-in-the-loop%20Simulation','K134')" xlink:type="simple">Hardware-in-the-loop Simul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dentification%20and%20Control%20Methods','K135')" xlink:type="simple">Identification and Control Metho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-Machine%20Interfaces','K136')" xlink:type="simple">Man-Machine Interfac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ling','K137')" xlink:type="simple">Modelling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table:style-name="ce2" office:value-type="string" calcext:value-type="string">
            <text:p>4.3 Robotics</text:p>
          </table:table-cell>
          <table:table-cell office:value-type="string" calcext:value-type="string">
            <text:p><text:a xlink:href="javascript:add('autonomous%20systems','K138')" xlink:type="simple">autonomous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mbedded%20robotics','K139')" xlink:type="simple">embedded robot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lying%20robots','K140')" xlink:type="simple">flying robo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uidance%20navigation%20and%20control','K141')" xlink:type="simple">guidance navigation an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formation%20and%20sensor%20fusion','K142')" xlink:type="simple">information and sensor fu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robotics','K143')" xlink:type="simple">intelligent robot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bile%20robots','K144')" xlink:type="simple">mobile robo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tworked%20robotics','K145')" xlink:type="simple">networked robot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erception%20and%20sensing','K146')" xlink:type="simple">perception and sens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otics%20Technology','K147')" xlink:type="simple">Robotics Technolog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ots%20manipulators','K148')" xlink:type="simple">robots manipulator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robotics','K149')" xlink:type="simple">telerobotic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4.4 Cost Oriented Automation</text:p>
          </table:table-cell>
          <table:table-cell office:value-type="string" calcext:value-type="string">
            <text:p><text:a xlink:href="javascript:add('Advances%20in%20automation%20education','K150')" xlink:type="simple">Advances in automation edu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rchitectures%20and%20software%20tools%20for%20enterprise%20integration%20and%20networking','K151')" xlink:type="simple">Architectures and software tools for enterprise integration and network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st%20reduction%20with%20e-maintenance%20systems','K152')" xlink:type="simple">Cost reduction with e-maintenanc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-technologies%20in%20networked%20product%20development%20and%20manufacturing','K153')" xlink:type="simple">e-technologies in networked product development and manufactu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fficient%20use%20of%20intelligent%20machinery%20and%20automation%20systems','K154')" xlink:type="simple">Efficient use of intelligent machinery and automation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%20collaboration%20with%20automation%20systems','K155')" xlink:type="simple">Human collaboration with automation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gration%20technologies%20applied%20to%20product%20development%20and%20manufacturing','K156')" xlink:type="simple">Integration technologies applied to product development and manufactu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ow%20cost%20automation%20case%20studies','K157')" xlink:type="simple">Low cost automation case stud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ow%20cost%20micro-,%20electro-mechanical%20systems%20(MEMS)','K158')" xlink:type="simple">Low cost micro-, electro-mechanical systems (MEMS)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nsor%20and%20data%20fusion','K159')" xlink:type="simple">Sensor and data fu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ME-oriented%20automation%20and%20decision%20support%20systems','K160')" xlink:type="simple">SME-oriented automation and decision support system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4.5 Human Machine Systems</text:p>
          </table:table-cell>
          <table:table-cell office:value-type="string" calcext:value-type="string">
            <text:p><text:a xlink:href="javascript:add('decision%20making%20and%20cognitive%20processes','K161')" xlink:type="simple">decision making and cognitive process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sign%20methodology','K162')" xlink:type="simple">design methodolog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%20operator%20support','K163')" xlink:type="simple">human operator suppor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interfaces','K164')" xlink:type="simple">intelligent interfac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of%20human%20performance','K165')" xlink:type="simple">modeling of human perform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al%20and%20virtual%20environments','K166')" xlink:type="simple">real and virtual environme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lection%20and%20training%20criteria','K167')" xlink:type="simple">selection and training criteria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ask%20allocation-sharing%20and%20job%20design','K168')" xlink:type="simple">task allocation-sharing and job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work%20organization','K169')" xlink:type="simple">work organization</text:a></text:p>
          </table:table-cell>
        </table:table-row>
        <table:table-row table:style-name="ro4">
          <table:table-cell table:style-name="ce2" office:value-type="string" calcext:value-type="string">
            <text:p>5. Manufacturing Systems</text:p>
          </table:table-cell>
          <table:table-cell table:style-name="ce2" office:value-type="string" calcext:value-type="string">
            <text:p>5.1 Manufacturing Plant Control</text:p>
          </table:table-cell>
          <table:table-cell office:value-type="string" calcext:value-type="string">
            <text:p><text:a xlink:href="javascript:add('Dependable%20Manufacturing%20Systems%20Control','K170')" xlink:type="simple">Dependable Manufacturing Systems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screte%20Event%20Systems%20in%20Manufacturing','K171')" xlink:type="simple">Discrete Event Systems in Manufactu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-Manufacturing%20Technologies%20and%20Facilitie','K172')" xlink:type="simple">e-Manufacturing Technologies and Faciliti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MS%20Modeling%20and%20Experiments','K173')" xlink:type="simple">IMS Modeling and Experime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ufacturing%20Automation%20over%20Networks','K174')" xlink:type="simple">Manufacturing Automation over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duction%20&amp;%20Logistics%20over%20Manufacturing%20Networking','K175')" xlink:type="simple">Production &amp; Logistics over Manufacturing Networking</text:a></text:p>
          </table:table-cell>
        </table:table-row>
        <table:table-row table:style-name="ro7">
          <table:table-cell office:value-type="string" calcext:value-type="string">
            <text:p> </text:p>
          </table:table-cell>
          <table:table-cell table:style-name="ce2" office:value-type="string" calcext:value-type="string">
            <text:p>5.2 Manufacturing Modelling for Management and Control</text:p>
          </table:table-cell>
          <table:table-cell office:value-type="string" calcext:value-type="string">
            <text:p><text:a xlink:href="javascript:add('job%20and%20activity%20scheduling','K176')" xlink:type="simple">job and activity schedul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ogistics%20in%20manufacturing','K177')" xlink:type="simple">logistics in manufactu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of%20assembly%20units','K178')" xlink:type="simple">modeling of assembly uni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of%20manufacturing%20operations','K179')" xlink:type="simple">modeling of manufacturing operatio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cedures%20for%20process%20planning','K180')" xlink:type="simple">procedures for process plan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cess%20supervision','K181')" xlink:type="simple">process supervi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duction%20activity%20control','K182')" xlink:type="simple">production activity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duction%20planning%20and%20control','K183')" xlink:type="simple">production planning an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quality%20assurance%20and%20maintenance','K184')" xlink:type="simple">quality assurance and maintenance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5.3 Enterprise Integration and Networking</text:p>
          </table:table-cell>
          <table:table-cell office:value-type="string" calcext:value-type="string">
            <text:p><text:a xlink:href="javascript:add('Collaborative%20Networked%20Organizations%20principles','K185')" xlink:type="simple">Collaborative Networked Organizations princip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nterprise%20model%20validation','K186')" xlink:type="simple">enterprise model valid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nterprise%20networks%20design%20and%20implementation.','K187')" xlink:type="simple">enterprise networks design and implementation.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tocols%20and%20Information%20Communication','K188')" xlink:type="simple">protocols and Information Communi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Unified%20Enterprise%20Modelling%20Language','K189')" xlink:type="simple">Unified Enterprise Modelling Language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5.4 Large Scale Complex Systems</text:p>
          </table:table-cell>
          <table:table-cell office:value-type="string" calcext:value-type="string">
            <text:p><text:a xlink:href="javascript:add('analysis%20of%20heterogeneous%20knowledge%20in%20modelling','K190')" xlink:type="simple">analysis of heterogeneous knowledge in modell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entralisation','K191')" xlink:type="simple">decentralis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ision%20support%20systems','K192')" xlink:type="simple">decision suppor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ynamics%20and%20control%20of%20large%20scale%20structures','K193')" xlink:type="simple">dynamics and control of large scale structur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ierarchical%20multilevel%20and%20multilayer%20control','K194')" xlink:type="simple">hierarchical multilevel and multilayer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dentification%20and%20model%20reduction','K195')" xlink:type="simple">identification and model redu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control','K196')" xlink:type="simple">intelligent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knowledge%20discovery%20(data%20mining)','K197')" xlink:type="simple">knowledge discovery (data mining)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arge%20scale%20complex%20systems','K198')" xlink:type="simple">large scale complex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thodologies%20and%20tools%20for%20analysis%20of%20complexity','K199')" xlink:type="simple">methodologies and tools for analysis of complexit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ling%20and%20control%20of%20discrete%20event%20and%20hybrid%20systems','K200')" xlink:type="simple">modelling and control of discrete event and hybrid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upervisory%20control','K201')" xlink:type="simple">supervisory control</text:a></text:p>
          </table:table-cell>
        </table:table-row>
        <table:table-row table:style-name="ro2">
          <table:table-cell table:style-name="ce2" office:value-type="string" calcext:value-type="string">
            <text:p>6. Power and Process Systems</text:p>
          </table:table-cell>
          <table:table-cell table:style-name="ce2" office:value-type="string" calcext:value-type="string">
            <text:p>6.1 Chemical Process Control</text:p>
          </table:table-cell>
          <table:table-cell office:value-type="string" calcext:value-type="string">
            <text:p><text:a xlink:href="javascript:add('advanced%20materials%20industries','K202')" xlink:type="simple">advanced materials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hemical%20industries','K203')" xlink:type="simple">chemical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ood%20industries','K204')" xlink:type="simple">food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aper%20&amp;%20pulp%20industries','K205')" xlink:type="simple">paper &amp; pulp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etrochemical%20industries','K206')" xlink:type="simple">petrochemical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etroleum%20industries','K207')" xlink:type="simple">petroleum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harmaceutical%20industries','K208')" xlink:type="simple">pharmaceutical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peciality%20chemical%20industries','K209')" xlink:type="simple">speciality chemical indus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ystems%20modeling%20and%20analysis','K210')" xlink:type="simple">Systems modeling and analysis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6.2 Mining, Mineral and Metal Processing</text:p>
          </table:table-cell>
          <table:table-cell office:value-type="string" calcext:value-type="string">
            <text:p><text:a xlink:href="javascript:add('advanced%20process%20control','K211')" xlink:type="simple">advanced process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ata%20mining%20and%20multivariate%20statistics','K212')" xlink:type="simple">data mining and multivariate statist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xpert%20systems','K213')" xlink:type="simple">exper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diagnosis%20and%20fault%20tolerant%20control','K214')" xlink:type="simple">fault diagnosis and fault tolerant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uzzy%20control','K215')" xlink:type="simple">fuzzy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dentification%20and%20modelling','K216')" xlink:type="simple">identification and modell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intenance%20scheduling%20and%20production%20planning','K217')" xlink:type="simple">maintenance scheduling and production plan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asurement%20and%20instrumentation','K218')" xlink:type="simple">measurement and instrument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nitoring%20of%20product%20quality%20and%20control%20performance','K219')" xlink:type="simple">monitoring of product quality and control perform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ural%20networks%20in%20process%20control','K220')" xlink:type="simple">neural networks in process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cess%20observation%20and%20parameter%20estimation','K221')" xlink:type="simple">process observation and parameter estim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cess%20optimisation','K222')" xlink:type="simple">process optimis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otics','K223')" xlink:type="simple">robotics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6.3 Power Plants and Power Systems</text:p>
          </table:table-cell>
          <table:table-cell office:value-type="string" calcext:value-type="string">
            <text:p><text:a xlink:href="javascript:add('analysis%20and%20control%20in%20deregulated%20power%20systems','K224')" xlink:type="simple">analysis and control in deregulated power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straint%20and%20security%20control%20concepts','K225')" xlink:type="simple">constraint and security control concep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ynamic%20interactions%20of%20power%20plants','K226')" xlink:type="simple">dynamic interactions of power pla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low%20calculations','K227')" xlink:type="simple">flow calculatio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oad%20forecast','K228')" xlink:type="simple">load forecas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ling%20operation%20and%20control%20of%20power%20systems','K229')" xlink:type="simple">modelling operation and control of power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al%20time%20simulation%20and%20dispatching','K230')" xlink:type="simple">real time simulation and dispatch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curity%20monitoring','K231')" xlink:type="simple">security monito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chnical%20impact%20of%20deregulation%20on%20power%20system%20control','K232')" xlink:type="simple">technical impact of deregulation on power system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st%20and%20documentation','K233')" xlink:type="simple">test and document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ools%20for%20control%20system%20design','K234')" xlink:type="simple">tools for control system design</text:a></text:p>
          </table:table-cell>
        </table:table-row>
        <table:table-row table:style-name="ro8">
          <table:table-cell office:value-type="string" calcext:value-type="string">
            <text:p> </text:p>
          </table:table-cell>
          <table:table-cell table:style-name="ce2" office:value-type="string" calcext:value-type="string">
            <text:p>6.4 Fault Detection,Supervision&amp;Safety of Techn.Processes-SAFEPROCESS</text:p>
          </table:table-cell>
          <table:table-cell office:value-type="string" calcext:value-type="string">
            <text:p><text:a xlink:href="javascript:add('Artificial%20neural%20networks','K235')" xlink:type="simple">Artificial neural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sign%20measures%20for%20robustness','K236')" xlink:type="simple">Design measures for robustnes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xpert%20systems','K237')" xlink:type="simple">Exper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modelling','K238')" xlink:type="simple">Fault modell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uzzy%20logic%20and%20rough%20sets','K239')" xlink:type="simple">Fuzzy logic and rough se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uro-fuzzy%20approaches','K240')" xlink:type="simple">Neuro-fuzzy approach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attern%20recognition','K241')" xlink:type="simple">Pattern recogni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babilistic%20safety%20assessment','K242')" xlink:type="simple">Probabilistic safety assessme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Qualitative%20reasoning','K243')" xlink:type="simple">Qualitative reaso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liability%20and%20safety%20analysis','K244')" xlink:type="simple">Reliability and safety analy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afety%20evaluation%20tools','K245')" xlink:type="simple">Safety evaluation too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afety%20standards%20and%20qualification','K246')" xlink:type="simple">Safety standards and qualifi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ignal%20analysis','K247')" xlink:type="simple">Signal analy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tatistical%20approaches','K248')" xlink:type="simple">Statistical approach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sting%20and%20evaluation%20of%20safety%20systems','K249')" xlink:type="simple">Testing and evaluation of safety systems</text:a></text:p>
          </table:table-cell>
        </table:table-row>
        <table:table-row table:style-name="ro4">
          <table:table-cell table:style-name="ce2" office:value-type="string" calcext:value-type="string">
            <text:p>7. Transportation and Vehicle Systems</text:p>
          </table:table-cell>
          <table:table-cell table:style-name="ce2" office:value-type="string" calcext:value-type="string">
            <text:p>7.1 Automotive Control</text:p>
          </table:table-cell>
          <table:table-cell office:value-type="string" calcext:value-type="string">
            <text:p><text:a xlink:href="javascript:add('automobile%20power%20trains','K250')" xlink:type="simple">automobile power trai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utomotive%20sensors','K251')" xlink:type="simple">automotive sensor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stributed%20discrete-event%20systems','K252')" xlink:type="simple">distributed discrete-even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lectric','K253')" xlink:type="simple">electric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uel%20cell','K254')" xlink:type="simple">fuel cel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eneral%20automobile/road-environment%20strategies','K255')" xlink:type="simple">general automobile/road-environment strate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ybrid%20and%20alternative%20drive%20vehicles','K256')" xlink:type="simple">hybrid and alternative drive vehic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-vehicle%20communication%20networks','K257')" xlink:type="simple">in-vehicle communication network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formation%20displays/systems','K258')" xlink:type="simple">information displays/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grated%20traffic%20management','K259')" xlink:type="simple">integrated traffic manageme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driver%20aids','K260')" xlink:type="simple">intelligent driver aid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-machine%20interfaces','K261')" xlink:type="simple">man-machine interfac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,%20supervision,%20control%20and%20diagnosis%20of%20automotive%20systems','K262')" xlink:type="simple">Modeling, supervision, control and diagnosis of automotiv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pulsion','K263')" xlink:type="simple">propul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vehicle%20dynamic%20systems','K264')" xlink:type="simple">vehicle dynamic systems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7.2 Marine Systems</text:p>
          </table:table-cell>
          <table:table-cell office:value-type="string" calcext:value-type="string">
            <text:p><text:a xlink:href="javascript:add('autonomous%20craft','K265')" xlink:type="simple">autonomous craf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architectures','K266')" xlink:type="simple">control architectur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diagnosis','K267')" xlink:type="simple">fault diagno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uidance%20and%20control','K268')" xlink:type="simple">guidance an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%20factors%20in%20marine%20systems','K269')" xlink:type="simple">human factors in marine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rine%20structures','K270')" xlink:type="simple">marine structur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ling%20and%20identification','K271')" xlink:type="simple">modelling and identifi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nitoring%20and%20surveillance','K272')" xlink:type="simple">monitoring and surveill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ization%20and%20planning','K273')" xlink:type="simple">optimization and plan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ubsea%20systems','K274')" xlink:type="simple">subsea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underwater%20vehicles','K275')" xlink:type="simple">underwater vehicles</text:a>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table:style-name="ce2" office:value-type="string" calcext:value-type="string">
            <text:p>7.3 Aerospace</text:p>
          </table:table-cell>
          <table:table-cell office:value-type="string" calcext:value-type="string">
            <text:p><text:a xlink:href="javascript:add('Autonomous%20systems','K276')" xlink:type="simple">Autonomous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vionics%20and%20on-board%20equipments','K277')" xlink:type="simple">Avionics and on-board equipme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of%20systems%20in%20vehicles','K278')" xlink:type="simple">Control of systems in vehic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ision%20making%20and%20autonomy,%20sensor%20data%20fusion','K279')" xlink:type="simple">Decision making and autonomy, sensor data fus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light%20dynamics%20identification,%20formation%20flying','K280')" xlink:type="simple">Flight dynamics identification, formation fly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uidance,%20navigation%20and%20control%20of%20vehicles','K281')" xlink:type="simple">Guidance, navigation and control of vehic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ealth%20monitoring%20and%20diagnosis','K282')" xlink:type="simple">Health monitoring and diagno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igh%20accuracy%20pointing','K283')" xlink:type="simple">High accuracy point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-in-the-loop%20systems','K284')" xlink:type="simple">Man-in-the-loop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ssion%20control%20and%20operations','K285')" xlink:type="simple">Mission control and operation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7.4 Transportation Systems</text:p>
          </table:table-cell>
          <table:table-cell office:value-type="string" calcext:value-type="string">
            <text:p><text:a xlink:href="javascript:add('automatic%20control','K286')" xlink:type="simple">automatic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%20factors%20in%20vehicular%20system','K287')" xlink:type="simple">human factors in vehicular system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-machine%20interface','K288')" xlink:type="simple">human-machine interfa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formation%20processing%20and%20decision%20support','K289')" xlink:type="simple">information processing and decision suppor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lligent%20transportation%20systems','K290')" xlink:type="simple">intelligent transportation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and%20simulation','K291')" xlink:type="simple">modeling and simul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avigation','K292')" xlink:type="simple">navig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ization','K293')" xlink:type="simple">optim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al-time%20operations','K294')" xlink:type="simple">real-time operatio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afety','K295')" xlink:type="simple">safet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imulation','K296')" xlink:type="simple">simul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urveillance','K297')" xlink:type="simple">surveill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nsportation%20logistics','K298')" xlink:type="simple">transportation logistic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7.5 Intelligent Autonomous Vehicles</text:p>
          </table:table-cell>
          <table:table-cell office:value-type="string" calcext:value-type="string">
            <text:p><text:a xlink:href="javascript:add('architectures','K299')" xlink:type="simple">architectur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uman%20and%20vehicle%20interaction','K300')" xlink:type="simple">human and vehicle interac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ssion%20and%20motion%20control','K301')" xlink:type="simple">mission and motion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avigation%20and%20cooperative%20navigation%20techniques','K302')" xlink:type="simple">navigation and cooperative navigation techniqu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lanning','K303')" xlink:type="simple">plan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nsing','K304')" xlink:type="simple">sens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ensor%20integration%20and%20perception','K305')" xlink:type="simple">sensor integration and percep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LAM','K306')" xlink:type="simple">SLAM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leoperation','K307')" xlink:type="simple">teleoperation</text:a></text:p>
          </table:table-cell>
        </table:table-row>
        <table:table-row table:style-name="ro2">
          <table:table-cell table:style-name="ce2" office:value-type="string" calcext:value-type="string">
            <text:p>8. Bio- and Ecological Systems</text:p>
          </table:table-cell>
          <table:table-cell table:style-name="ce2" office:value-type="string" calcext:value-type="string">
            <text:p>8.1 Control in Agriculture</text:p>
          </table:table-cell>
          <table:table-cell office:value-type="string" calcext:value-type="string">
            <text:p><text:a xlink:href="javascript:add('Information%20Technologies%20and%20Ergonomics','K308')" xlink:type="simple">Information Technologies and Ergonom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and%20Control%20of%20Agriculture','K309')" xlink:type="simple">Modeling and Control of Agricultur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ost-harvesting%20and%20Food%20Processing','K310')" xlink:type="simple">Post-harvesting and Food Process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obotics%20and%20Mechatronics%20for%20Agricultural%20Automation','K311')" xlink:type="simple">Robotics and Mechatronics for Agricultural Automation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8.2 Modelling and Control of Biomedical Systems</text:p>
          </table:table-cell>
          <table:table-cell office:value-type="string" calcext:value-type="string">
            <text:p><text:a xlink:href="javascript:add('biomedical%20imaging%20systems','K312')" xlink:type="simple">biomedical imaging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biomedical%20system%20modeling,%20simulation%20and%20visualization','K313')" xlink:type="simple">biomedical system modeling, simulation and visual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biosignals%20analysis%20and%20interpretation','K314')" xlink:type="simple">biosignals analysis and interpret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ellular,%20metabolic,%20cardiovascular,%20neurosystems','K315')" xlink:type="simple">cellular, metabolic, cardiovascular, neuro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of%20physiological%20and%20clinical%20variables','K316')" xlink:type="simple">control of physiological and clinical variabl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of%20voluntary%20movements,%20respiration','K317')" xlink:type="simple">control of voluntary movements, respir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ision%20support%20and%20control','K318')" xlink:type="simple">decision support an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velopments%20in%20measurement,%20signal%20processing','K319')" xlink:type="simple">developments in measurement, signal process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healthcare%20management,%20disease%20control,%20critical%20care','K320')" xlink:type="simple">healthcare management, disease control, critical car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dentification%20and%20validation','K321')" xlink:type="simple">identification and valid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nsive%20and%20chronic%20therapy','K322')" xlink:type="simple">intensive and chronic therap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kinetic%20modelling%20and%20control%20of%20biological%20systems','K323')" xlink:type="simple">kinetic modelling and control of biologic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%20formulation,%20experiment%20design','K324')" xlink:type="simple">model formulation, experiment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harmacokinetics%20and%20drug%20delivery','K325')" xlink:type="simple">pharmacokinetics and drug deliver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quantification%20of%20physiological%20parameters%20for%20diagnosis%20and%20treatment%20assessment','K326')" xlink:type="simple">quantification of physiological parameters for diagnosis and treatment assessme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ehabilitation%20engineering%20and%20healthcare%20delivery','K327')" xlink:type="simple">rehabilitation engineering and healthcare deliver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racer%20kinetic%20modeling%20using%20various%20imaging%20systems','K328')" xlink:type="simple">tracer kinetic modeling using various imaging systems</text:a></text:p>
          </table:table-cell>
        </table:table-row>
        <table:table-row table:style-name="ro6">
          <table:table-cell office:value-type="string" calcext:value-type="string">
            <text:p> </text:p>
          </table:table-cell>
          <table:table-cell table:style-name="ce2" office:value-type="string" calcext:value-type="string">
            <text:p>8.3 Modelling and Control of Environmental Systems</text:p>
          </table:table-cell>
          <table:table-cell office:value-type="string" calcext:value-type="string">
            <text:p><text:a xlink:href="javascript:add('integration%20of%20technology%20and%20environment','K329')" xlink:type="simple">integration of technology and environment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nagement%20of%20natural%20resources','K330')" xlink:type="simple">management of natural resourc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atural%20and%20environmental%20systems','K331')" xlink:type="simple">natural and environment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lanning%20and%20management%20for%20participatory%20decision%20making','K332')" xlink:type="simple">planning and management for participatory decision mak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risk%20analysis,%20impact%20evaluation','K333')" xlink:type="simple">risk analysis, impact evaluation</text:a>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table:style-name="ce2" office:value-type="string" calcext:value-type="string">
            <text:p>8.4 Biosystems and Bioprocesses</text:p>
          </table:table-cell>
          <table:table-cell office:value-type="string" calcext:value-type="string">
            <text:p><text:a xlink:href="javascript:add('Bioinformatics','K334')" xlink:type="simple">Bioinformat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ata%20mining%20tools','K335')" xlink:type="simple">Data mining too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ownstream%20processing','K336')" xlink:type="simple">Downstream process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ynamics%20and%20control','K337')" xlink:type="simple">Dynamics and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ault%20diagnosis%20and%20monitoring','K338')" xlink:type="simple">Fault diagnosis and monito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ood%20engineering','K339')" xlink:type="simple">food enginee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Integrated%20bioprocessing:%20case%20studies','K340')" xlink:type="simple">Integrated bioprocessing: case stud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Life%20cycle%20analysis','K341')" xlink:type="simple">Life cycle analysi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ammalian,%20insect%20and%20plant%20cell%20technology','K342')" xlink:type="simple">mammalian, insect and plant cell technolog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tabolic%20engineering','K343')" xlink:type="simple">Metabolic engineer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icrobial%20technology','K344')" xlink:type="simple">microbial technolog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ling%20and%20identification','K345')" xlink:type="simple">Modelling and identifi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arameter%20and%20state%20estimation','K346')" xlink:type="simple">Parameter and state estim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harmaceutical%20processes','K347')" xlink:type="simple">pharmaceutical process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cheduling,%20coordination,%20optimization','K348')" xlink:type="simple">Scheduling, coordination, optimiz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wastewater%20treatment%20processes','K349')" xlink:type="simple">wastewater treatment processes</text:a></text:p>
          </table:table-cell>
        </table:table-row>
        <table:table-row table:style-name="ro2">
          <table:table-cell table:style-name="ce2" office:value-type="string" calcext:value-type="string">
            <text:p>9. Social Systems</text:p>
          </table:table-cell>
          <table:table-cell table:style-name="ce2" office:value-type="string" calcext:value-type="string">
            <text:p>9.1 Economic and Business Systems</text:p>
          </table:table-cell>
          <table:table-cell office:value-type="string" calcext:value-type="string">
            <text:p><text:a xlink:href="javascript:add('Agent-based%20models','K350')" xlink:type="simple">Agent-based mode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pplications%20in%20finance','K351')" xlink:type="simple">Applications in fina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Artificial%20intelligence','K352')" xlink:type="simple">Artificial intelligence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ecision%20support%20and%20expert%20systems','K353')" xlink:type="simple">Decision support and expert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ynamic%20games','K354')" xlink:type="simple">Dynamic gam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conometric%20models','K355')" xlink:type="simple">Econometric mode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stimation%20and%20Identification%20of%20Economic%20Systems','K356')" xlink:type="simple">Estimation and Identification of Economic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Forecasting','K357')" xlink:type="simple">Forecast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eneral%20equilibrium%20models','K358')" xlink:type="simple">General equilibrium mode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Genetic%20and%20evolutionary%20programming','K359')" xlink:type="simple">Genetic and evolutionary programm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ing%20languages','K360')" xlink:type="simple">Modeling languag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odels%20with%20explicit%20expectations%20and%20learning','K361')" xlink:type="simple">Models with explicit expectations and learning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ulti-country%20models','K362')" xlink:type="simple">Multi-country model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ational%20and%20Regional%20Economies','K363')" xlink:type="simple">National and Regional Econom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Neural%20networks%20in%20social%20systems','K364')" xlink:type="simple">Neural networks in social system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erations%20research%20applications','K365')" xlink:type="simple">Operations research application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Optimal%20control','K366')" xlink:type="simple">Optimal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oftware%20tools%20and%20algorithms','K367')" xlink:type="simple">Software tools and algorithms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9.2 Social Impact of Automation</text:p>
          </table:table-cell>
          <table:table-cell office:value-type="string" calcext:value-type="string">
            <text:p><text:a xlink:href="javascript:add('engineering%20ethics','K368')" xlink:type="simple">engineering ethic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nvironmental,%20health%20and%20safety%20implications%20of%20automation','K369')" xlink:type="simple">environmental, health and safety implications of autom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rofessional%20responsibility','K370')" xlink:type="simple">professional responsibilit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public%20policy','K371')" xlink:type="simple">public policy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ocial%20effects%20of%20automation','K372')" xlink:type="simple">social effects of autom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ocially%20acceptable%20alternatives%20for%20automation%20design','K373')" xlink:type="simple">socially acceptable alternatives for automation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socially%20desirable%20requirements%20for%20automation%20development','K374')" xlink:type="simple">socially desirable requirements for automation development</text:a>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9.3 Developing Countries</text:p>
          </table:table-cell>
          <table:table-cell office:value-type="string" calcext:value-type="string">
            <text:p><text:a xlink:href="javascript:add('Developing%20countries%20support','K375')" xlink:type="simple">Developing countries support</text:a>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table:style-name="ce2" office:value-type="string" calcext:value-type="string">
            <text:p>9.4 Control Education</text:p>
          </table:table-cell>
          <table:table-cell office:value-type="string" calcext:value-type="string">
            <text:p><text:a xlink:href="javascript:add('accessibility%20of%20control%20systems%20education','K376')" xlink:type="simple">accessibility of control systems educatio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mputer%20aided%20design','K377')" xlink:type="simple">computer aided design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engineering%20education%20in%20developing%20countries','K378')" xlink:type="simple">Control engineering education in developing countr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Control%20engineering%20laboratories,%20experiments','K379')" xlink:type="simple">Control engineering laboratories, experiment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distance%20and%20virtual%20education%20technologies','K380')" xlink:type="simple">distance and virtual education technolo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e-learning%20and%20internet-based%20teaching%20technologies','K381')" xlink:type="simple">e-learning and internet-based teaching technologies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Methodology%20for%20improving%20the%20theory%20and%20practice%20of%20control','K382')" xlink:type="simple">Methodology for improving the theory and practice of control</text:a></text:p>
          </table:table-cell>
        </table:table-row>
        <table:table-row table:style-name="ro3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<text:a xlink:href="javascript:add('technology%20transfer%20between%20academia%20and%20industry','K383')" xlink:type="simple">technology transfer between academia and industry</text:a></text:p>
          </table:table-cell>
        </table:table-row>
        <table:table-row table:style-name="ro9">
          <table:table-cell office:value-type="string" calcext:value-type="string">
            <text:p> </text:p>
          </table:table-cell>
          <table:table-cell table:style-name="ce2" office:value-type="string" calcext:value-type="string">
            <text:p>9.5 Supplemental Ways of Improving International Stability - SWIIS</text:p>
          </table:table-cell>
          <table:table-cell office:value-type="string" calcext:value-type="string">
            <text:p><text:a xlink:href="javascript:add('Identify,%20define,%20and%20improve%20factors%20that%20significantly%20influence%20international%20stability','K384')" xlink:type="simple">Identify, define, and improve factors that significantly influence international stability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6:40:05.479403586</meta:creation-date>
    <dc:date>2024-07-09T21:37:21.113032186</dc:date>
    <meta:editing-duration>PT1M34S</meta:editing-duration>
    <meta:editing-cycles>2</meta:editing-cycles>
    <meta:generator>LibreOffice/7.3.7.2$Linux_X86_64 LibreOffice_project/30$Build-2</meta:generator>
    <meta:document-statistic meta:table-count="1" meta:cell-count="1158" meta:object-count="0"/>
  </office:meta>
</office:document-meta>
</file>